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560.0" office:value-type="float"/>
          <table:table-cell table:style-name="acquired_lot_note_border_fiat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60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80000000 of 2.00000000 B2</text:p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418.0" office:value-type="float"/>
          <table:table-cell table:style-name="acquired_lot_note_border_fiat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38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79000000 of 2.00000000 B4</text:p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5.65268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